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1000000014E1E82D889500CB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style:font-name="inheri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style:font-name="inherit"/>
    </style:style>
    <style:style style:name="P5" style:family="paragraph" style:parent-style-name="Text_20_body" style:list-style-name="L4"/>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6"/>
    <style:style style:name="P22" style:family="paragraph" style:parent-style-name="Text_20_body" style:list-style-name="L27"/>
    <style:style style:name="P23" style:family="paragraph" style:parent-style-name="Text_20_body" style:list-style-name="L29"/>
    <style:style style:name="P24" style:family="paragraph" style:parent-style-name="Text_20_body" style:list-style-name="L30"/>
    <style:style style:name="P25" style:family="paragraph" style:parent-style-name="Text_20_body" style:list-style-name="L31"/>
    <style:style style:name="P26" style:family="paragraph" style:parent-style-name="Text_20_body" style:list-style-name="L32"/>
    <style:style style:name="P27" style:family="paragraph" style:parent-style-name="Text_20_body" style:list-style-name="L33"/>
    <style:style style:name="P28" style:family="paragraph" style:parent-style-name="Text_20_body" style:list-style-name="L34"/>
    <style:style style:name="P29" style:family="paragraph" style:parent-style-name="Text_20_body" style:list-style-name="L36"/>
    <style:style style:name="P30" style:family="paragraph" style:parent-style-name="Text_20_body" style:list-style-name="L38"/>
    <style:style style:name="P31" style:family="paragraph" style:parent-style-name="Text_20_body" style:list-style-name="L40"/>
    <style:style style:name="P32" style:family="paragraph" style:parent-style-name="Text_20_body" style:list-style-name="L41"/>
    <style:style style:name="P33" style:family="paragraph" style:parent-style-name="Text_20_body" style:list-style-name="L42"/>
    <style:style style:name="P34" style:family="paragraph" style:parent-style-name="Text_20_body" style:list-style-name="L44"/>
    <style:style style:name="P35" style:family="paragraph" style:parent-style-name="Text_20_body" style:list-style-name="L45"/>
    <style:style style:name="P36" style:family="paragraph" style:parent-style-name="Text_20_body" style:list-style-name="L47"/>
    <style:style style:name="P37" style:family="paragraph" style:parent-style-name="Text_20_body">
      <style:text-properties fo:font-style="italic"/>
    </style:style>
    <style:style style:name="P38" style:family="paragraph" style:parent-style-name="Text_20_body" style:list-style-name="L49"/>
    <style:style style:name="P39" style:family="paragraph" style:parent-style-name="Text_20_body" style:list-style-name="L51"/>
    <style:style style:name="P40" style:family="paragraph" style:parent-style-name="Text_20_body" style:list-style-name="L53"/>
    <style:style style:name="P41" style:family="paragraph" style:parent-style-name="Text_20_body" style:list-style-name="L2">
      <style:paragraph-properties fo:margin-top="0cm" fo:margin-bottom="0cm" loext:contextual-spacing="false"/>
    </style:style>
    <style:style style:name="P42" style:family="paragraph" style:parent-style-name="Text_20_body" style:list-style-name="L3">
      <style:paragraph-properties fo:margin-top="0cm" fo:margin-bottom="0cm" loext:contextual-spacing="false"/>
    </style:style>
    <style:style style:name="P43" style:family="paragraph" style:parent-style-name="Text_20_body" style:list-style-name="L4">
      <style:paragraph-properties fo:margin-top="0cm" fo:margin-bottom="0cm" loext:contextual-spacing="false"/>
    </style:style>
    <style:style style:name="P44" style:family="paragraph" style:parent-style-name="Text_20_body" style:list-style-name="L7">
      <style:paragraph-properties fo:margin-top="0cm" fo:margin-bottom="0cm" loext:contextual-spacing="false"/>
    </style:style>
    <style:style style:name="P45" style:family="paragraph" style:parent-style-name="Text_20_body" style:list-style-name="L10">
      <style:paragraph-properties fo:margin-top="0cm" fo:margin-bottom="0cm" loext:contextual-spacing="false"/>
    </style:style>
    <style:style style:name="P46" style:family="paragraph" style:parent-style-name="Text_20_body" style:list-style-name="L11">
      <style:paragraph-properties fo:margin-top="0cm" fo:margin-bottom="0cm" loext:contextual-spacing="false"/>
    </style:style>
    <style:style style:name="P47" style:family="paragraph" style:parent-style-name="Text_20_body" style:list-style-name="L12">
      <style:paragraph-properties fo:margin-top="0cm" fo:margin-bottom="0cm" loext:contextual-spacing="false"/>
    </style:style>
    <style:style style:name="P48" style:family="paragraph" style:parent-style-name="Text_20_body" style:list-style-name="L15">
      <style:paragraph-properties fo:margin-top="0cm" fo:margin-bottom="0cm" loext:contextual-spacing="false"/>
    </style:style>
    <style:style style:name="P49" style:family="paragraph" style:parent-style-name="Text_20_body" style:list-style-name="L18">
      <style:paragraph-properties fo:margin-top="0cm" fo:margin-bottom="0cm" loext:contextual-spacing="false"/>
    </style:style>
    <style:style style:name="P50" style:family="paragraph" style:parent-style-name="Text_20_body" style:list-style-name="L19">
      <style:paragraph-properties fo:margin-top="0cm" fo:margin-bottom="0cm" loext:contextual-spacing="false"/>
    </style:style>
    <style:style style:name="P51" style:family="paragraph" style:parent-style-name="Text_20_body" style:list-style-name="L20">
      <style:paragraph-properties fo:margin-top="0cm" fo:margin-bottom="0cm" loext:contextual-spacing="false"/>
    </style:style>
    <style:style style:name="P52" style:family="paragraph" style:parent-style-name="Text_20_body" style:list-style-name="L21">
      <style:paragraph-properties fo:margin-top="0cm" fo:margin-bottom="0cm" loext:contextual-spacing="false"/>
    </style:style>
    <style:style style:name="P53" style:family="paragraph" style:parent-style-name="Text_20_body" style:list-style-name="L24">
      <style:paragraph-properties fo:margin-top="0cm" fo:margin-bottom="0cm" loext:contextual-spacing="false"/>
    </style:style>
    <style:style style:name="P54" style:family="paragraph" style:parent-style-name="Text_20_body" style:list-style-name="L27">
      <style:paragraph-properties fo:margin-top="0cm" fo:margin-bottom="0cm" loext:contextual-spacing="false"/>
    </style:style>
    <style:style style:name="P55" style:family="paragraph" style:parent-style-name="Text_20_body" style:list-style-name="L30">
      <style:paragraph-properties fo:margin-top="0cm" fo:margin-bottom="0cm" loext:contextual-spacing="false"/>
    </style:style>
    <style:style style:name="P56" style:family="paragraph" style:parent-style-name="Text_20_body" style:list-style-name="L31">
      <style:paragraph-properties fo:margin-top="0cm" fo:margin-bottom="0cm" loext:contextual-spacing="false"/>
    </style:style>
    <style:style style:name="P57" style:family="paragraph" style:parent-style-name="Text_20_body" style:list-style-name="L32">
      <style:paragraph-properties fo:margin-top="0cm" fo:margin-bottom="0cm" loext:contextual-spacing="false"/>
    </style:style>
    <style:style style:name="P58" style:family="paragraph" style:parent-style-name="Text_20_body" style:list-style-name="L33">
      <style:paragraph-properties fo:margin-top="0cm" fo:margin-bottom="0cm" loext:contextual-spacing="false"/>
    </style:style>
    <style:style style:name="P59" style:family="paragraph" style:parent-style-name="Text_20_body" style:list-style-name="L34">
      <style:paragraph-properties fo:margin-top="0cm" fo:margin-bottom="0cm" loext:contextual-spacing="false"/>
    </style:style>
    <style:style style:name="P60" style:family="paragraph" style:parent-style-name="Text_20_body" style:list-style-name="L41">
      <style:paragraph-properties fo:margin-top="0cm" fo:margin-bottom="0cm" loext:contextual-spacing="false"/>
    </style:style>
    <style:style style:name="P61" style:family="paragraph" style:parent-style-name="Text_20_body" style:list-style-name="L42">
      <style:paragraph-properties fo:margin-top="0cm" fo:margin-bottom="0cm" loext:contextual-spacing="false"/>
    </style:style>
    <style:style style:name="P62" style:family="paragraph" style:parent-style-name="Text_20_body" style:list-style-name="L45">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1"/><text:a xlink:type="simple" xlink:href="https://moodle.hs-augsburg.de/course/view.php?id=478#section-1" text:style-name="Internet_20_link" text:visited-style-name="Visited_20_Internet_20_Link">Allgemeine Informationen</text:a></text:h>
      <text:p text:style-name="Text_20_body"/>
      <text:h text:style-name="Heading_20_5" text:outline-level="5">Ablauf</text:h>
      <text:list xml:id="list3873701025" text:style-name="L2">
        <text:list-item>
          <text:p text:style-name="P41"><text:span text:style-name="T1">Anmeldung</text:span> zur Abschlussarbeit: Formblatt im Sekretariat mit Unterschriften vom Erstprüfer (dafür Expose vorlegen und Thema/Titel besprechen), danach Unterschrift vom Prüfungsamt.</text:p>
        </text:list-item>
        <text:list-item>
          <text:p text:style-name="P41"><text:span text:style-name="T1">Besprechungen</text:span> finden zu Anfang des Semesters häufiger statt, am Ende in der Realisationsphase seltener, durchschnittlich aber im 14-tägigen Rhythmus. Die Häufigkeit der Besprechungen ist stark von persönlichen Gesichtspunkten abhängig.</text:p>
        </text:list-item>
        <text:list-item>
          <text:p text:style-name="P41"><text:span text:style-name="T1">Abgabe </text:span>siehe Datum auf gelben Antragsdurchschlag, Abgabe im Sekretariat Gestaltung mit einem Exemplar für Erstprüfer, einem Exemplar für Zweitbetreuer (falls vorhanden) und einem Exemplar für das Archiv</text:p>
        </text:list-item>
        <text:list-item>
          <text:p text:style-name="P41"><text:span text:style-name="T1">Präsentation</text:span> nach Prüfungsplan, der in der vorausgehenden Woche vom Dekanat verschickt wird, die drei möglichen Prüfungstage stehen jedoch zu Beginn des Semesters fest.</text:p>
        </text:list-item>
        <text:list-item>
          <text:p text:style-name="P2"><text:span text:style-name="T1">Raumreservierung</text:span> für Werkschau: bitte rechtzeitig an den Dekan wenden</text:p>
        </text:list-item>
      </text:list>
      <text:h text:style-name="Heading_20_5" text:outline-level="5">Weitere Möglichkeiten</text:h>
      <text:list xml:id="list3897674985" text:style-name="L3">
        <text:list-item>
          <text:p text:style-name="P42"><text:span text:style-name="T1">Themenänderung</text:span> formlos an den PK-Vorsitzenden</text:p>
        </text:list-item>
        <text:list-item>
          <text:p text:style-name="P42"><text:span text:style-name="T1">Verlängerung</text:span> formlos an den PK-Vorsitzenden</text:p>
        </text:list-item>
        <text:list-item>
          <text:p text:style-name="P3"><text:span text:style-name="T1">Themenrücknahme</text:span> als Abbruch, zählt dann nicht als Fehlversuch, formlos an den PK-Vorsitzenden</text:p>
        </text:list-item>
      </text:list>
      <text:p text:style-name="P4">Bestandteile der Abschlussarbeit</text:p>
      <text:list xml:id="list1540398471" text:style-name="L4">
        <text:list-item>
          <text:p text:style-name="P43"><text:span text:style-name="T1">Exposé</text:span>, nicht prüfungsrelevant, spätestens erste Arbeitswoche</text:p>
        </text:list-item>
        <text:list-item>
          <text:p text:style-name="P43"><text:span text:style-name="T1">Dokumentation, </text:span>notenrelevante Thesis zum Abgabetermin, normalerweise drei gebundene Exemplare, zusätzlich als digitale Abgabe. Umfang und Format: siehe entsprechender Abschnitt</text:p>
        </text:list-item>
        <text:list-item>
          <text:p text:style-name="P43"><text:span text:style-name="T1">Werkstück</text:span>, notenrelevantes Werkstück zum Abgabetermin, in der Regel als digitale Abgabe</text:p>
        </text:list-item>
        <text:list-item>
          <text:p text:style-name="P43">P<text:span text:style-name="T1">räsentation</text:span> (notenrelevante mündliche Prüfung zum Prüfungstermin)</text:p>
        </text:list-item>
        <text:list-item>
          <text:p text:style-name="P5"><text:span text:style-name="T1">Ausstellung</text:span>, nicht prüfungsrelevant, zur Werkschau</text:p>
        </text:list-item>
      </text:list>
      <text:h text:style-name="Heading_20_5" text:outline-level="5">Kooperationen</text:h>
      <text:p text:style-name="Text_20_body">Sie können gern mit externen Partnern (z.B. Firmen, Kulturinstitutionen, NGOs) zusammenarbeiten. Klären sie dafür die Rahmenbedingungen frühzeitig und denken sie daran, dass bei einem starken Anwendungsbezug die Arbeit trotzdem alle Kriterien einer Examensarbeit erfüllen muss und die Bewertung durch die Auftraggeber irrelevant für die Bewertung durch die Hochschule ist. Auch bei einem sehr konkreten Briefing durch externe Auftraggeber müssen sie die Gestaltung selber rechtfertigen und eine eigenständige und innovative Leistung erbringen.</text:p>
      <text:h text:style-name="Heading_20_5" text:outline-level="5">Teamarbeit</text:h>
      <text:p text:style-name="Text_20_body">Sie können die Arbeit auch im Team anfertigen. Dies bietet sich für aufwendige Vorhaben wie die Entwicklung eines Computerspiels an. In diesem Fall müssen sie im Impressum der Arbeit ihren Eigenanteil deutlich machen, da nur dieser bewertet wird.</text:p>
      <text:h text:style-name="Heading_20_5" text:outline-level="5"><text:soft-page-break/>Plagiate</text:h>
      <text:p text:style-name="Text_20_body">Plagiate sind selbstverständlich nicht erlaubt und können negative Folgen für ihren Studienverlauf haben! Halten sie die üblichen wissenschaftlichen Standards für das Zitieren ein. Bitte beachten: https://www.hs-augsburg.de/medium/download/pruefungsamt/plagiate.pdf</text:p>
      <text:list xml:id="list3796042917" text:style-name="L6">
        <text:list-item>
          <text:p text:style-name="P6"><text:bookmark text:name="section-2"/><draw:frame draw:style-name="fr1" draw:name="Bild1" text:anchor-type="as-char" svg:width="0.041cm" svg:height="0.041cm" draw:z-index="0"><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2" text:style-name="Internet_20_link" text:visited-style-name="Visited_20_Internet_20_Link">Expose</text:a></text:h>
      <text:p text:style-name="Text_20_body"><text:span text:style-name="T1">Frage</text:span>: Was mache ich hier überhaupt?</text:p>
      <text:p text:style-name="Text_20_body"><text:span text:style-name="T1">Ziel</text:span>: Den Gegenstand der Arbeit bestimmen und problematisieren.</text:p>
      <text:p text:style-name="Text_20_body">Spätestens in der ersten Woche reichen sie ein Exposé ein, das einen ersten Überblick zum Examensprojekt vermittelt. Da sie kreativ arbeiten und das Endergebnis nicht absehbar ist, wird hier der Ausgangspunkt und ein mögliches Endformat beschrieben.</text:p>
      <text:h text:style-name="Heading_20_5" text:outline-level="5">Möglicher Inhalt des Exposés</text:h>
      <text:list xml:id="list3077561625" text:style-name="L7">
        <text:list-item>
          <text:p text:style-name="P44">Daten:</text:p>
          <text:list>
            <text:list-item>
              <text:p text:style-name="P44">Autor/in</text:p>
            </text:list-item>
            <text:list-item>
              <text:p text:style-name="P44">Thema</text:p>
            </text:list-item>
            <text:list-item>
              <text:p text:style-name="P44">Format des Werkstücks (Abgabeformat)</text:p>
            </text:list-item>
            <text:list-item>
              <text:p text:style-name="P44">Projektart (BA, MA)</text:p>
            </text:list-item>
            <text:list-item>
              <text:p text:style-name="P44">betreuende Dozenten</text:p>
            </text:list-item>
            <text:list-item>
              <text:p text:style-name="P44">Hochschule</text:p>
            </text:list-item>
          </text:list>
        </text:list-item>
        <text:list-item>
          <text:p text:style-name="P44">Projektbeschreibung</text:p>
          <text:list>
            <text:list-item>
              <text:p text:style-name="P44">Ziele: Was soll erreicht werden? Worin besteht die primäre Arbeitsaufgabe und welches sind die weiteren Ziele des Projektes? Was ist im Projekt nicht enthalten?</text:p>
            </text:list-item>
            <text:list-item>
              <text:p text:style-name="P44">Innovation: Was ist einzigartig? Worin besteht das Forschungs- und Erkenntnisinteresse?</text:p>
            </text:list-item>
            <text:list-item>
              <text:p text:style-name="P44">Zielgruppe: Gibt es einen Nutzerkreis? Für wen und welche Situation wird das Werkstück erstellt?</text:p>
            </text:list-item>
            <text:list-item>
              <text:p text:style-name="P44">Kontext: An welchen Diskussionstand oder welche mediale Entwicklung knüpft das Projekt an?</text:p>
            </text:list-item>
          </text:list>
        </text:list-item>
        <text:list-item>
          <text:p text:style-name="P44">Methodik und Organisation</text:p>
          <text:list>
            <text:list-item>
              <text:p text:style-name="P44">Welche Methodik bzw. welcher Workflow soll angewandt werden?</text:p>
            </text:list-item>
            <text:list-item>
              <text:p text:style-name="P44">Welche Ressourcen (z.B. Skills, Programme) und welche personellen Netzwerke sind vorhanden, welche müssen noch beschafft werden? </text:p>
            </text:list-item>
            <text:list-item>
              <text:p text:style-name="P44">Welcher Zeitrahmen muss eingehalten werden (Milestones und Deadlines)?</text:p>
            </text:list-item>
          </text:list>
        </text:list-item>
        <text:list-item>
          <text:p text:style-name="P44">Abbildung</text:p>
          <text:list>
            <text:list-item>
              <text:p text:style-name="P44">Eigenhändige Skizze</text:p>
            </text:list-item>
            <text:list-item>
              <text:p text:style-name="P44">eventuell zusätzlich ein Moodboard</text:p>
            </text:list-item>
          </text:list>
        </text:list-item>
        <text:list-item>
          <text:p text:style-name="P44">Anhang</text:p>
          <text:list>
            <text:list-item>
              <text:p text:style-name="P44">Moodsamples</text:p>
            </text:list-item>
            <text:list-item>
              <text:p text:style-name="P44">Ergebnisse der Vorrecherche</text:p>
            </text:list-item>
            <text:list-item>
              <text:p text:style-name="P7">Literaturhinweise als Ausgangspunkt der Recherche</text:p>
            </text:list-item>
          </text:list>
        </text:list-item>
      </text:list>
      <text:p text:style-name="Text_20_body"><text:soft-page-break/></text:p>
      <text:list xml:id="list4133244474" text:style-name="L9">
        <text:list-item>
          <text:p text:style-name="P8"><text:bookmark text:name="section-3"/><draw:frame draw:style-name="fr1" draw:name="Bild2" text:anchor-type="as-char" svg:width="0.041cm" svg:height="0.041cm" draw:z-index="1"><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3" text:style-name="Internet_20_link" text:visited-style-name="Visited_20_Internet_20_Link">Motivation/Legitimation/Kontext</text:a></text:h>
      <text:p text:style-name="Text_20_body"><text:span text:style-name="T1">Frage</text:span>: Warum möchte ich gerade dieses Thema bearbeiten (Motivation), warum traue ich mir das zu (Legitimation) und wer hat mich beauftragt bzw. wem nützt die Arbeit (Kontext)?</text:p>
      <text:p text:style-name="Text_20_body"><text:span text:style-name="T1">Ziel</text:span>: Den persönlichen und institutionellen Kontext der Herausforderung beschreiben.</text:p>
      <text:p text:style-name="Text_20_body">Beschreiben sie zu Beginn ihres Arbeitszeitraums Motivation und Legitimation in wenigen thesenartigen Aussagesätzen. Legen sie zumindest für sich selbst die heimlichen und die offiziellen Beweggründe offen. Der folgende offene Fragenkatalog soll ihren inneren Dialog unterstützen. Wenn sie sich hier über ihre Antriebe und Möglichkeiten klar werden, ersparen sie sich und ihren Rezipienten Enttäuschungen und unnötige Frustration. Eine Abschlussarbeit ist eine Herausforderung, die auf Grundlage von erworbenen Wissen und Erfahrungen (Legitimation!) und mit Energie (Motivation!) angegangen wird. Die folgenden Überlegungen können sie bereits zu Beginn ihrer Arbeit machen und niederschreiben. Diese Überlegungen sollten eine Seite Text nicht überschreiten und bilden das erste Kapitel ihrer Dokumentation.</text:p>
      <text:h text:style-name="Heading_20_5" text:outline-level="5">Leitfragen für die intrinsische und extrinsische Motivation</text:h>
      <text:list xml:id="list2498682056" text:style-name="L10">
        <text:list-item>
          <text:p text:style-name="P45">Warum habe ich dieses Thema überhaupt gewählt?</text:p>
        </text:list-item>
        <text:list-item>
          <text:p text:style-name="P45">Was hat das Thema mit meiner Persönlichkeit zu tun?</text:p>
        </text:list-item>
        <text:list-item>
          <text:p text:style-name="P45">Wer hat mich mit welchem Interesse zu dieser Arbeit angeregt?</text:p>
        </text:list-item>
        <text:list-item>
          <text:p text:style-name="P45">In wessen Auftrag arbeiten ich?</text:p>
        </text:list-item>
        <text:list-item>
          <text:p text:style-name="P45">Welche Hoffnungen verbinde ich mit dem Thema?</text:p>
        </text:list-item>
        <text:list-item>
          <text:p text:style-name="P45">Wen will ich beeindrucken?</text:p>
        </text:list-item>
        <text:list-item>
          <text:p text:style-name="P9">Wem nützt die Arbeit?</text:p>
        </text:list-item>
      </text:list>
      <text:h text:style-name="Heading_20_5" text:outline-level="5">Leitfragen für die Legitimation</text:h>
      <text:list xml:id="list3390970815" text:style-name="L11">
        <text:list-item>
          <text:p text:style-name="P46">Was befähigt mich zu dieser Arbeit?</text:p>
        </text:list-item>
        <text:list-item>
          <text:p text:style-name="P46">Bringe ich geeignete Kenntnisse, Fertigkeiten und Erfahrungen mit?</text:p>
        </text:list-item>
        <text:list-item>
          <text:p text:style-name="P46">Welche Kenntnisse muss ich noch erlernen und nachholen?</text:p>
        </text:list-item>
        <text:list-item>
          <text:p text:style-name="P46">Wie schätze ich meine Möglichkeiten in Bezug auf den aktuellen Standard ein?</text:p>
        </text:list-item>
        <text:list-item>
          <text:p text:style-name="P46">Welche Konsequenzen haben meine Möglichkeiten (Wissen, Fertigkeiten, Zeitbudget) auf Konzept und Ausarbeitung?</text:p>
        </text:list-item>
        <text:list-item>
          <text:p text:style-name="P46">Sind genügend Ressourcen (Zeitbudget, finanzielle Ausstattung, Rechnerkapazität, Kommunikationsnetzwerk etc.) für das Projekt vorhanden?</text:p>
        </text:list-item>
        <text:list-item>
          <text:p text:style-name="P10">Wo bekomme ich die notwendige Unterstützung und das Spezialwissen her?</text:p>
        </text:list-item>
      </text:list>
      <text:h text:style-name="Heading_20_5" text:outline-level="5">Kontext</text:h>
      <text:list xml:id="list1160250832" text:style-name="L12">
        <text:list-item>
          <text:p text:style-name="P47">Welches Problem löse ich mit meiner Arbeit?</text:p>
        </text:list-item>
        <text:list-item>
          <text:p text:style-name="P47">In welchen Diskurs klinke ich mich mit meiner Arbeit ein?</text:p>
        </text:list-item>
        <text:list-item>
          <text:p text:style-name="P47">Wer hat die Arbeit beauftragt?</text:p>
        </text:list-item>
        <text:list-item>
          <text:p text:style-name="P47">Wem nützt die Arbeit?</text:p>
        </text:list-item>
        <text:list-item>
          <text:p text:style-name="P11">Inwiefern verbessert diese Arbeit das Leben auf diesem Planeten?</text:p>
        </text:list-item>
      </text:list>
      <text:list xml:id="list2273924111" text:style-name="L14">
        <text:list-item>
          <text:p text:style-name="P12"><text:bookmark text:name="section-4"/><text:soft-page-break/><draw:frame draw:style-name="fr1" draw:name="Bild3" text:anchor-type="as-char" svg:width="0.041cm" svg:height="0.041cm" draw:z-index="2"><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4" text:style-name="Internet_20_link" text:visited-style-name="Visited_20_Internet_20_Link">Ziele der Arbeit</text:a></text:h>
      <text:p text:style-name="Text_20_body"><text:span text:style-name="T1">Frage</text:span>: Was will ich erreichen? Woran möchte ich meine Arbeit messen lassen?<text:line-break/><text:line-break/><text:span text:style-name="T1">Ziel:</text:span> Die Kriterien zur Beurteilung der Arbeit abstecken.<text:line-break/><text:line-break/>Auf der Grundlage ihres Thema, der  Motivation und der Ressourcen bestimmen sie die Zile der Arbeit. Die Ziele sind Qualitätskriterien zu verstehen, an denen sie sich messen lassen müssen. Ziele müssen herausfordernd sein und sich unter den gegebenen Bedingungen erfüllen lassen. Die Ziele zu formulieren ist bereits eine wichtige Eigenleistung, Ziele (anders als das Thema) müssen eigenständig sein und begründet werden. Ziele Ziele können im Anschluß der Arbeit reformuliert werden, wenn sich bei der Bearbeitung herausgestellt hat, dass die Ziele zwar im Horizont des Vorwissens sinnvoll waren, angesichts der neuen Erkenntnisse während der Arbeit aber unrealistisch oder unpräzise waren.<text:line-break/><text:line-break/>Mit den Zielen werden Kriterien für die Beurteilung der Arbeit vorformuliert. Gleichen sie daher ihre Ziele mit den Vorstellungen ihrer Prüfer ab, um böse Überraschungen bei der Beurteilung ihrer Arbeit zu vermeiden.</text:p>
      <text:h text:style-name="P1" text:outline-level="5"/>
      <text:h text:style-name="P1" text:outline-level="5">Allgemeine Ziele der Arbeit</text:h>
      <text:list xml:id="list215412538" text:style-name="L15">
        <text:list-item>
          <text:p text:style-name="P48">Was will ich herausfinden?</text:p>
        </text:list-item>
        <text:list-item>
          <text:p text:style-name="P48">Worin besteht die Kernaufgabe?</text:p>
        </text:list-item>
        <text:list-item>
          <text:p text:style-name="P48">Was an meinem Projekt ist innovativ? Worin besteht die zentrale Herausforderung?</text:p>
        </text:list-item>
        <text:list-item>
          <text:p text:style-name="P48">Welchen Anspruch habe ich?</text:p>
        </text:list-item>
        <text:list-item>
          <text:p text:style-name="P13">Wie kann ich in meinem Vorhaben kreativ werden?</text:p>
        </text:list-item>
      </text:list>
      <text:list xml:id="list202556194" text:style-name="L17">
        <text:list-item>
          <text:p text:style-name="P14"><text:bookmark text:name="section-5"/><draw:frame draw:style-name="fr1" draw:name="Bild4" text:anchor-type="as-char" svg:width="0.041cm" svg:height="0.041cm" draw:z-index="3"><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5" text:style-name="Internet_20_link" text:visited-style-name="Visited_20_Internet_20_Link">Methodik</text:a></text:h>
      <text:p text:style-name="Text_20_body"><text:span text:style-name="T1">Frage</text:span>: Wie gehe ich vor, wie kann ich das Thema bewältigen?</text:p>
      <text:p text:style-name="Text_20_body"><text:span text:style-name="T1">Ziel</text:span>: Das Vorgehen reflektieren und die Arbeitsmethoden offenlegen.</text:p>
      <text:p text:style-name="Text_20_body">Reflektieren Sie zu Beginn des Projektes ihre Arbeitsweise, in dem sie ihr Kommunikationsnetzwerk skizzieren, ihre Arbeitstechniken überdenken und ihre wissenschaftliche Methodik definieren. Überprüfen sie ihr Verständnis von Technologie und Design. Was ist Design überhaupt?</text:p>
      <text:h text:style-name="Heading_20_5" text:outline-level="5">Kommunikationsnetzwerk</text:h>
      <text:list xml:id="list3714859649" text:style-name="L18">
        <text:list-item>
          <text:p text:style-name="P49">Wer ist an meinem Projekt beteiligt</text:p>
        </text:list-item>
        <text:list-item>
          <text:p text:style-name="P49">Wen kann ich noch mit einbeziehen</text:p>
        </text:list-item>
        <text:list-item>
          <text:p text:style-name="P49">Wie kann ich das Netzwerk ausbauen</text:p>
        </text:list-item>
        <text:list-item>
          <text:p text:style-name="P15">Welche Kommunikation ist effizient und welche lenkt mich vom Thema ab</text:p>
        </text:list-item>
      </text:list>
      <text:h text:style-name="Heading_20_5" text:outline-level="5"><text:soft-page-break/>Arbeitstechnik</text:h>
      <text:list xml:id="list840128422" text:style-name="L19">
        <text:list-item>
          <text:p text:style-name="P50">Habe ich einen funktionierenden Arbeitsplan</text:p>
        </text:list-item>
        <text:list-item>
          <text:p text:style-name="P50">Ist der Zeitplan offen für kreative Prozesse</text:p>
        </text:list-item>
        <text:list-item>
          <text:p text:style-name="P50">Gibt es einen festen Arbeitsrhythmus</text:p>
        </text:list-item>
        <text:list-item>
          <text:p text:style-name="P50">Ist meine Arbeitsumgebung auf das Projekt abgestimmt oder von sachfremden oder vorigen Arbeitsweisen dominiert</text:p>
        </text:list-item>
        <text:list-item>
          <text:p text:style-name="P50">Gibt es einen Jourfix für die Wochenplanung und das Resümé</text:p>
        </text:list-item>
        <text:list-item>
          <text:p text:style-name="P16">Werden analoge und digitale Arbeitstechniken zielgerichtet genutzt</text:p>
        </text:list-item>
      </text:list>
      <text:h text:style-name="Heading_20_5" text:outline-level="5">Methodik</text:h>
      <text:list xml:id="list1237049892" text:style-name="L20">
        <text:list-item>
          <text:p text:style-name="P51">Kenne ich wissenschaftliche Methoden?</text:p>
        </text:list-item>
        <text:list-item>
          <text:p text:style-name="P51">Bin ich mir meiner Methode bewusst?</text:p>
        </text:list-item>
        <text:list-item>
          <text:p text:style-name="P51">Kann ich meine Methodik mit den Fachtermini benennen?</text:p>
        </text:list-item>
        <text:list-item>
          <text:p text:style-name="P51">Kenne ich Alternativen zu meiner Vorgehensweise?</text:p>
        </text:list-item>
        <text:list-item>
          <text:p text:style-name="P51">Wie kombiniere ich empirische und qualitative Methoden?</text:p>
        </text:list-item>
        <text:list-item>
          <text:p text:style-name="P51">Welche Funktion haben Bilder in meiner Arbeit?</text:p>
        </text:list-item>
        <text:list-item>
          <text:p text:style-name="P51">Was leistet textliches Arbeiten?</text:p>
        </text:list-item>
        <text:list-item>
          <text:p text:style-name="P51">Ist meine Arbeitsweise wissenschaftlich oder künstlerisch und wie unterscheide ich beide Aspekte?</text:p>
        </text:list-item>
        <text:list-item>
          <text:p text:style-name="P17">Welchen Designbegriff vertrete ich?</text:p>
        </text:list-item>
      </text:list>
      <text:h text:style-name="Heading_20_5" text:outline-level="5">Haltung</text:h>
      <text:list xml:id="list3964805885" text:style-name="L21">
        <text:list-item>
          <text:p text:style-name="P52">Wessen Interessen vertrete ich und wem nützt meine Arbeit?</text:p>
        </text:list-item>
        <text:list-item>
          <text:p text:style-name="P52">Was will ich mit meiner Arbeit erreichen?</text:p>
        </text:list-item>
        <text:list-item>
          <text:p text:style-name="P52">Mit welchen Vorurteilen oder Vorannahmen gehe ich an das Projekt heran?</text:p>
        </text:list-item>
        <text:list-item>
          <text:p text:style-name="P52">Hat mein Projekt eine gesellschaftliche oder politische Dimension?</text:p>
        </text:list-item>
        <text:list-item>
          <text:p text:style-name="P52">Gibt es aktuelle Diskurse in den Massenmedien (Presse, Radio, TV, Socal Web) oder in Fachzeitschriften, die meine Thematik berühren?</text:p>
        </text:list-item>
        <text:list-item>
          <text:p text:style-name="P18">Mit wem kann ich über die gesellschaftlichen Implikationen sprechen?</text:p>
        </text:list-item>
      </text:list>
      <text:list xml:id="list1471292275" text:style-name="L23">
        <text:list-item>
          <text:p text:style-name="P19"><text:bookmark text:name="section-6"/><draw:frame draw:style-name="fr1" draw:name="Bild5" text:anchor-type="as-char" svg:width="0.041cm" svg:height="0.041cm" draw:z-index="4"><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6" text:style-name="Internet_20_link" text:visited-style-name="Visited_20_Internet_20_Link">Ressourcen</text:a></text:h>
      <text:p text:style-name="Text_20_body"><text:span text:style-name="T1">Frage</text:span>: Wer hilft mir und was benötige ich?</text:p>
      <text:p text:style-name="Text_20_body"><text:span text:style-name="T1">Ziel</text:span>: Die Arbeitsbelastung einschätzen und Unterstützung organisieren.</text:p>
      <text:p text:style-name="Text_20_body">Klären sie ihre personellen, technischen, zeitlichen und finanziellen Ressourcen. Nutzen sie ihren Examens-Status zum Knüpfen von Netzwerken, die ihnen später helfen können. Begreifen sie die Arbeit als Chance, interessante Fachleute kennenzulernen und Kontakte aufzubauen.</text:p>
      <text:list xml:id="list1681821413" text:style-name="L24">
        <text:list-item>
          <text:p text:style-name="P53">Mit wem will ich zusammenarbeiten</text:p>
        </text:list-item>
        <text:list-item>
          <text:p text:style-name="P53">Wer kann mich unterstützen?</text:p>
        </text:list-item>
        <text:list-item>
          <text:p text:style-name="P53">Welche Experten könnte ich kontaktieren und mir damit ein Wissensnetzwerk erarbeiten?</text:p>
        </text:list-item>
        <text:list-item>
          <text:p text:style-name="P53">Was erwarte ich vom Erstprüfer und was vom Zweitprüfer. Habe ich das mit denen geklärt?</text:p>
        </text:list-item>
        <text:list-item>
          <text:p text:style-name="P53">Welche Kooperationen oder Verabredungen bestehen? Welche Folgen können diese Verabredungen für meine Arbeit haben?</text:p>
        </text:list-item>
        <text:list-item>
          <text:p text:style-name="P53"><text:soft-page-break/>Welche Soft- und Hardware benötigen ich für mein Projekt. Habe ich die technischen Ressourcen bereits auf ihre Eignung getestet?</text:p>
        </text:list-item>
        <text:list-item>
          <text:p text:style-name="P53">Welchen Zeitraum veranschlagen ich für meine Arbeit? Wann müssen kritische Arbeitsschritte erledigt sein? Wie viel Arbeit kann ich pro Woche investieren, welche ablenkenden oder blockierenden Störeinflüsse gibt es? habe ich meine Arbeitsumgebung für die nächsten Monate bereits optimal eingerichtet?</text:p>
        </text:list-item>
        <text:list-item>
          <text:p text:style-name="P20">Welchen finanziellen Spielraum gibt es für die Arbeit? Sind Investitionen notwendig? Wer könnte als Sponsor einspringen?</text:p>
        </text:list-item>
      </text:list>
      <text:p text:style-name="Text_20_body"/>
      <text:list xml:id="list4219686457" text:style-name="L26">
        <text:list-item>
          <text:p text:style-name="P21"><text:bookmark text:name="section-7"/><draw:frame draw:style-name="fr1" draw:name="Bild6" text:anchor-type="as-char" svg:width="0.041cm" svg:height="0.041cm" draw:z-index="5"><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7" text:style-name="Internet_20_link" text:visited-style-name="Visited_20_Internet_20_Link">Werkstück</text:a></text:h>
      <text:p text:style-name="Text_20_body"><text:span text:style-name="T1">Frage</text:span>: Was gebe ich als praktische Arbeit ab?</text:p>
      <text:p text:style-name="Text_20_body"><text:span text:style-name="T1">Ziel</text:span>: Das Werkstück definieren</text:p>
      <text:p text:style-name="Text_20_body">Das Werkstück ist der zu erstellende künstlerische oder anwendungsorientierte Prototyp. Der Umfang wird im Gespräch ermittelt, z.B. ob ein funktionsfähiges Spiel oder nur das Konzept dafür abzugeben ist, ob ein vollständiger Animationsfilm oder nur eine Charakterentwicklung erstellt wird. Oberstes Ziel ist Innovation. Vorgefertigte Versatzstücke wie z.B. Musik, Texturen etc. sind besonders zu begründen oder führen als Plagiate zum Nichtbestehen. Das Einbeziehen fremder Kompetenzen im Sinne des Projektmanagements kann jedoch Bestandteil der Arbeit sein. Kriterien: Innovationskraft und handwerkliche Ausführung.</text:p>
      <text:list xml:id="list2896088692" text:style-name="L27">
        <text:list-item>
          <text:p text:style-name="P54">Woraus besteht mein Werkstück?</text:p>
        </text:list-item>
        <text:list-item>
          <text:p text:style-name="P54">Welchen minimalen Umfang hat es, was wäre zusätzlich wünschenswert?</text:p>
        </text:list-item>
        <text:list-item>
          <text:p text:style-name="P54">Welches Format hat es?</text:p>
        </text:list-item>
        <text:list-item>
          <text:p text:style-name="P54">Welche Bestandteile kann ich definieren, die einzeln abgearbeitet werden können?</text:p>
        </text:list-item>
        <text:list-item>
          <text:p text:style-name="P54">Ist die fristgerechte Fertigstellung des Werkstücks innerhalb des Zeitrahmens und angesichts meiner Ressourcen realistisch?</text:p>
        </text:list-item>
        <text:list-item>
          <text:p text:style-name="P22">Gibt es Bestandteile, die ich von anderen anfertigen lassen möchte (die deshalb auch nicht als meine Arbeitsbestandteile bewertet werden können und für deren rechtzeitige Fertigstellung ich sorgen muss) </text:p>
        </text:list-item>
      </text:list>
      <text:list xml:id="list1695014507" text:style-name="L29">
        <text:list-item>
          <text:p text:style-name="P23"><text:bookmark text:name="section-8"/><draw:frame draw:style-name="fr1" draw:name="Bild7" text:anchor-type="as-char" svg:width="0.041cm" svg:height="0.041cm" draw:z-index="6"><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8" text:style-name="Internet_20_link" text:visited-style-name="Visited_20_Internet_20_Link">Gliederung der Thesis</text:a></text:h>
      <text:p text:style-name="Text_20_body"><text:span text:style-name="T1">Frage</text:span>: Wie soll ich meine Arbeit strukturieren?</text:p>
      <text:p text:style-name="Text_20_body"><text:span text:style-name="T1">Ziel</text:span>: Thesis vorbereiten.</text:p>
      <text:p text:style-name="Text_20_body">Bitte legen sie zu Beginn ihres Bearbeitungszeitraums eine Gliederung für ihre Thesis vor. Die Kapitel 1 und 6 sollten etwa eine Seite einnehmen, Kapitel 3 bitte sehr ernst nehmen. Die Dokumentation besteht aus den folgenden Abschnitten, die sie bei Bedarf auch ergänzen oder verbinden können. Die Leitfragen sollen ihnen helfen, ihre themenspezifischen Fragen zu formulieren.</text:p>
      <text:h text:style-name="Heading_20_5" text:outline-level="5"><text:soft-page-break/>0. Zusammenfassung oder Abstrakt</text:h>
      <text:p text:style-name="Text_20_body">Die Zusammenfassung der Arbeit sollte in wenigen Sätzen das Projekt und die Ergebnisse in verständlichen Worten beschreiben. Dazu gehörten ein paar aussagekräftige Abbildungen. Die Zusammenfassung und die damit verbundenen Abbildungen sollten als Pressetext für die Öffentlichkeit bestimmt sein.</text:p>
      <text:h text:style-name="Heading_20_5" text:outline-level="5">1. Motivation und Legitimation, Kontext, Methodik, Ziele</text:h>
      <text:p text:style-name="Text_20_body">Stellen sie sehr knapp (1 Seite) die Rahmenbedingungen und Ziele der Arbeit vor.</text:p>
      <text:list xml:id="list3331371416" text:style-name="L30">
        <text:list-item>
          <text:p text:style-name="P55">Warum habe ich dieses Thema gewählt?</text:p>
        </text:list-item>
        <text:list-item>
          <text:p text:style-name="P55">Worin besteht ihr Untersuchungsinteresse?</text:p>
        </text:list-item>
        <text:list-item>
          <text:p text:style-name="P55">Welche Voraussetzungen bringe ich zur Zielerreichung mit?</text:p>
        </text:list-item>
        <text:list-item>
          <text:p text:style-name="P55">Welche besonderen Arbeitsbedingungen gelten für die Arbeit?</text:p>
        </text:list-item>
        <text:list-item>
          <text:p text:style-name="P55">Gibt es ein Netzwerk an Beteiligten?</text:p>
        </text:list-item>
        <text:list-item>
          <text:p text:style-name="P55">Gibt es Auftraggeber?</text:p>
        </text:list-item>
        <text:list-item>
          <text:p text:style-name="P55">Wen soll diese Arbeit interessieren, wem nützt sie?</text:p>
        </text:list-item>
        <text:list-item>
          <text:p text:style-name="P55">Was sind meine Ziele und Gelingenskriterien?</text:p>
        </text:list-item>
        <text:list-item>
          <text:p text:style-name="P24">Woran soll der Erfolg der Arbeit gemessen werden?</text:p>
        </text:list-item>
      </text:list>
      <text:h text:style-name="Heading_20_5" text:outline-level="5">2. Theoretische Fragestellung als historisch-kritische und strukturelle Analyse</text:h>
      <text:p text:style-name="Text_20_body">Bestimmen sie den innovativen Kernaspekt ihres Themas. Formulieren sie eine Forschungsfrage oder eine These, die sie auf der Grundlage von Büchern, Zeitschriften und Interviews und Experimenten beantworten. Abhängig vom Kern ihres Werkstücks konzentrieren Sie sich auf ein bis zwei Bereiche, die sie als Forschungsinteresse vertiefen. Arbeiten sie das Neuartige an ihrer Arbeit heraus. Mit diesem Abschnitt zeigen sie, dass sie Expertin/Experte auf einem Gebiet sind und kreative Lösungen bewusst erarbeiten können und ihre Arbeit im Fachkontext unter Verwendung von Fachsprache reflektieren und rechtfertigen können.</text:p>
      <text:list xml:id="list4200251478" text:style-name="L31">
        <text:list-item>
          <text:p text:style-name="P56">Wie ist der Stand der Forschung zu dem gewählten Thema?</text:p>
        </text:list-item>
        <text:list-item>
          <text:p text:style-name="P56">Welche offene Forschungsfrage will ich beantworten?</text:p>
        </text:list-item>
        <text:list-item>
          <text:p text:style-name="P56">Welche medienhistorisch-ikonographische Entwicklung lässt sich zu meinem Untersuchungsgegenstand rekonstruieren? </text:p>
        </text:list-item>
        <text:list-item>
          <text:p text:style-name="P56">Welche strukturellen Abhängigkeiten und Beeinflussungen gelten für meinen Gegenstand? </text:p>
        </text:list-item>
        <text:list-item>
          <text:p text:style-name="P56">Welche neuen Erkenntnisse bringt die eigene Arbeit im Vergleich zum Stand der Forschung?</text:p>
        </text:list-item>
        <text:list-item>
          <text:p text:style-name="P25">Ihre Arbeit berührt sicher viele Themen in formaler und inhaltlicher Hinsicht. Benennen sie kurz alle diese Aspekte und konzentrieren sie sich im weiteren </text:p>
        </text:list-item>
      </text:list>
      <text:h text:style-name="Heading_20_5" text:outline-level="5">3. Verwendungszusammenhang</text:h>
      <text:p text:style-name="Text_20_body">Gutes Design ist kein Selbstzweck. Skizzieren sie den möglichen Verwendungzusammenhang ihres Werkstücks. Nutzen sie zur Beschreibung ihrer Zielgruppe bewährte Modelle wie Personas; Milieus oder MNTS. Vermeiden Sie unreflektierte Altersangaben!</text:p>
      <text:list xml:id="list1805943577" text:style-name="L32">
        <text:list-item>
          <text:p text:style-name="P57">In welchem Kontext und für welche Zielgruppe wird sich ihr Werkstück behaupten? </text:p>
        </text:list-item>
        <text:list-item>
          <text:p text:style-name="P57">In welchen konkreten Verwendungszusammenhängen wird ihre Arbeit relevant</text:p>
        </text:list-item>
        <text:list-item>
          <text:p text:style-name="P26">Welche Aufmerksamkeit kann sie erreichen.</text:p>
        </text:list-item>
      </text:list>
      <text:h text:style-name="Heading_20_5" text:outline-level="5"><text:soft-page-break/>4. Dokumentation und Begründung der Gestaltung ihrer Arbeit</text:h>
      <text:p text:style-name="Text_20_body">In diesem Abschnitt beschreiben sie ihr Werkstück und begründen die getroffenen Designentscheidungen. Gehen sie auf den Entstehungsprozess ein, erklären sie die Formsprache, die Farben (Paletten) und Schriften (Schriftvergleiche). Vor allem Skizzen und Varianten sind hier wichtig, um im Vergleich die passende Lösung abgrenzen zu können.</text:p>
      <text:h text:style-name="Heading_20_5" text:outline-level="5">5. Technisch-handwerkliche Realisation</text:h>
      <text:p text:style-name="Text_20_body">Berichten sie über die technischen Grundlagen ihres Werkes. Worin lagen die Herausforderungen. Wie ließe sich der Arbeitsablauf (die Pipeline) optimieren. Dieser Abschnitt kann auch mit/durch ein Produktionstagebuch oder ein Tutorial ergänzt/ersetzt werden.</text:p>
      <text:list xml:id="list434089143" text:style-name="L33">
        <text:list-item>
          <text:p text:style-name="P58">Warum haben sie die verwendeten Tools haben eingesetzt?</text:p>
        </text:list-item>
        <text:list-item>
          <text:p text:style-name="P58">Haben sich die Tools bewährt?</text:p>
        </text:list-item>
        <text:list-item>
          <text:p text:style-name="P58">Was wäre sinnvoller zu verwenden gewesen?</text:p>
        </text:list-item>
        <text:list-item>
          <text:p text:style-name="P58">Welchen Workflow haben sie gewählt?</text:p>
        </text:list-item>
        <text:list-item>
          <text:p text:style-name="P27">Was raten sie?</text:p>
        </text:list-item>
      </text:list>
      <text:h text:style-name="Heading_20_5" text:outline-level="5">6. Wirtschaftlicher und gesellschaftlicher Ausblick:</text:h>
      <text:p text:style-name="Text_20_body">Beschreiben sie den wirtschaftlichen und gesellschaftliche Relevanz ihrer Arbeit (1 Seite) und geben sie einen Ausblick auf weiteren Arbeits-/Forschungsbedarf zu ihrem Thema.</text:p>
      <text:list xml:id="list947953296" text:style-name="L34">
        <text:list-item>
          <text:p text:style-name="P59">Ließe sich ein Geschäftsmodell aus der Arbeit entwickeln?</text:p>
        </text:list-item>
        <text:list-item>
          <text:p text:style-name="P59">We lässt sich das Ergebnis veröffentlichen oder kommerziell nutzen? </text:p>
        </text:list-item>
        <text:list-item>
          <text:p text:style-name="P59">Wer profitiert von ihren Überlegungen? </text:p>
        </text:list-item>
        <text:list-item>
          <text:p text:style-name="P59">Wie tragen sie zur Rettung der Welt bei? </text:p>
        </text:list-item>
        <text:list-item>
          <text:p text:style-name="P59">Wie beurteilen sie das Ergebnis?</text:p>
        </text:list-item>
        <text:list-item>
          <text:p text:style-name="P28">Welche Folgeprojekte ergeben sich aus ihrer Arbeit?</text:p>
        </text:list-item>
      </text:list>
      <text:list xml:id="list805276855" text:style-name="L36">
        <text:list-item>
          <text:p text:style-name="P29"><text:bookmark text:name="section-9"/><draw:frame draw:style-name="fr1" draw:name="Bild8" text:anchor-type="as-char" svg:width="0.041cm" svg:height="0.041cm" draw:z-index="7"><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9" text:style-name="Internet_20_link" text:visited-style-name="Visited_20_Internet_20_Link">Stil der Thesis</text:a></text:h>
      <text:p text:style-name="Text_20_body">Frage: Wie soll ich schreiben? </text:p>
      <text:p text:style-name="Text_20_body">Ziel: Verständlich formulieren</text:p>
      <text:p text:style-name="Text_20_body">Zur Mitte ihres Bearbeitungszeitraums sollten sie eine Stilprobe ihrer Dokumentation vorlegen. Der Stil der Dokumentation ist wissenschaftlich-argumentativ. Quellen sind nach den üblichen wissenschaftlichen Standards offenzulegen, Behauptungen (Thesen) sind abzuleiten und zu begründen. In der Bibliothek steht im Eingangsbereich ein spezielles Regal mit Literatur zu diesem Thema. Ein Klassiker ist das Buch von Umberto Eco. </text:p>
      <text:p text:style-name="Text_20_body">Für die Thesis gelten wissenschaftliche Standards:</text:p>
      <text:h text:style-name="Heading_20_5" text:outline-level="5">Wissen</text:h>
      <text:p text:style-name="Text_20_body">Identifizieren sie ihre Themen und informieren sie sich über den Stand des Fachwissens. Lexika wie Wikipedia und eine Internetrecherche können dabei einen Ausgangspunkt bilden, aber als Argumentationsbasis reichen sie nicht aus. Sie müssen die Standardliteratur zu ihrem Thema <text:soft-page-break/>kennen. Sie beschreiben die Thematik sowohl historisch als auch systematisch. Darüber hinaus zitieren sie neueste Forschungsergebnisse, die sie z.B. in Fachzeitschriften finden.</text:p>
      <text:h text:style-name="Heading_20_5" text:outline-level="5">Wahrheit</text:h>
      <text:p text:style-name="Text_20_body">Sie sind der Wahrheit verpflichtet, also hinterfragen sie das von ihnen Dargestellte nach deren immanenter Logik, nach verborgenen Interessen und Ideologien. Begegnen sie vermeintlichen Gewissheiten mit Zweifel und Kritik.</text:p>
      <text:h text:style-name="Heading_20_5" text:outline-level="5">Argumentation</text:h>
      <text:p text:style-name="Text_20_body">Sie konstruieren ihren Text als eine logisch fortschreitende Argumentation, die zielgerichtet ihre Thesen darlegt. Überspringen sie keine Argumentationsschritte, nichts ist selbstverständlich.</text:p>
      <text:h text:style-name="Heading_20_5" text:outline-level="5">Innovation</text:h>
      <text:p text:style-name="Text_20_body">Sie zeigen präzise, wo die Innovation ihres Projektes liegt und wo sie über den aktuellen Stand hinaus einen eigenen Beitrag leisten wollen. Auf diesen Beitrag kommt es an! Pointieren sie ihren eigenen Beitrag in Thesen. Wenn sie nichts eigenes zum Thema beizutragen haben, gibt es keinen Grund, diese Arbeit überhaupt anzugehen.</text:p>
      <text:h text:style-name="Heading_20_5" text:outline-level="5">Transparenz</text:h>
      <text:p text:style-name="Text_20_body">Sie geben ihre Quellen an und ermöglichen das nachvollziehen und Überprüfen ihrer Aussagen. Nutzen sie Fußnoten nicht nur für Literaturangaben, sondern auch für Kommentare und Exkurse.</text:p>
      <text:h text:style-name="Heading_20_5" text:outline-level="5">Klarheit</text:h>
      <text:p text:style-name="Text_20_body">Schreiben sie klar und verständlich. Verwenden sie einfach Satzkonstruktionen mit Subjekt+Prädikat+Objekt. Verwenden sie die ganze Bandbreite von Konjunktionen. Vermeiden sie schmückende oder relativierende Adjektive. Vermeiden sie komplexe Satzkonstruktionen. Erklären sie Akronyme und technische Termini, die sie nicht bei allen Lesern voraussetzen können. Erklären sie Insider-Wissen.</text:p>
      <text:h text:style-name="Heading_20_5" text:outline-level="5">Anschaulichkeit</text:h>
      <text:p text:style-name="Text_20_body">Unterstützen sie ihre Argumentation durch Bildfolgen und Bildvergleiche. Nutzen sie das gesamte Spektrum von Abbildungen wie Formeln, Tabellen, Diagramme, Skizzen, Bilder, Fotografien etc. Zu jeder (wirklich jeder!) Abbildung gehört eine ausführliche Legende. Die Bildstrecke ermöglicht im Idealfall eine alternative Erschließungsmöglichkeit des Sachverhalts. Vergessen sie die Quellenangaben der Bilder nicht. Dekorative Bilder oder Hintergrundgrafik ist tabu!</text:p>
      <text:h text:style-name="Heading_20_5" text:outline-level="5">Lesbarkeit</text:h>
      <text:p text:style-name="Text_20_body">Formatieren sie ihren Text so, dass der Leser beim Verstehen unterstützt wird. Nutzen sie z.B. die informierende Typografie (vgl. Standardwerk zur Typografie von Willberg/Forsmann: Lesetypografie)</text:p>
      <text:list xml:id="list2741758466" text:style-name="L38">
        <text:list-item>
          <text:p text:style-name="P30"><text:bookmark text:name="section-10"/><draw:frame draw:style-name="fr1" draw:name="Bild9" text:anchor-type="as-char" svg:width="0.041cm" svg:height="0.041cm" draw:z-index="8"><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10" text:style-name="Internet_20_link" text:visited-style-name="Visited_20_Internet_20_Link">Form der Thesis</text:a></text:h>
      <text:p text:style-name="Text_20_body"><text:span text:style-name="T1">Frage</text:span>: Welches Layout verwende ich?</text:p>
      <text:p text:style-name="Text_20_body"><text:span text:style-name="T1">Ziel</text:span>: Thesis formatieren</text:p>
      <text:p text:style-name="Text_20_body"><text:soft-page-break/>Form und Umfang der Dokumentation richten sich nach dem Projekt. Deshalb sind allgemeine Vorgaben (üblicherweise 40 Seiten Text für die Bachelorarbeit, 60 Seiten Text für die Masterarbeit, siehe oben) wenig hilfreich. Besonderer Wert wird bei einer Abschlussarbeit in der Fakultät für Gestaltung auf das <text:span text:style-name="T1">Layout</text:span> und den bewussten kritischen Umgang mit Bild und Text, vor allem im Bezug zueinander, gelegt. Bei der Dokumentation handelt es sich um eine <text:span text:style-name="T1">wissenschaftliche</text:span> Arbeit, die einen eigenen Standpunkt begründend vertritt. Übernahmen aus anderen <text:span text:style-name="T1">Quellen</text:span> sind erlaubt, müssen aber als <text:span text:style-name="T1">Zitate</text:span> gekennzeichnet werden. Ein blosses referieren eines Sachstandes wie in einem Schülerreferat verfehlt den Anspruch einer akademischen Abschlussarbeit. Achten sie bei ihren Quellen auf Vertrauenswürdigkeit, Relevanz und Aktualität. Auszüge aus Lexika (Wikipedia, Brockhaus) sind nur zur Einführung hilfreich. Da sie als Fachexperte auftreten, müssen sie die einschlägige <text:span text:style-name="T1">Fachliteratur</text:span> kennen und kritisch einordnen. Die Dokumentation enthält eine klare <text:span text:style-name="T1">Gliederung</text:span> und aussagekräftige Überschriften. Der Stil ist sachlich und <text:span text:style-name="T1">argumentativ</text:span> begründend. Vermeiden sie unnötig ausschmückende und überredende Sprachfloskeln (Redewendungen, Phrasen, Adjektive). Es hilft ihnen möglicherweise, wenn sie zu jedem Kapitel eine Argumentationskette ähnlich einem Flussdiagramm skizzieren. Verwenden sie zur Argumentation Bildmaterial, dass sie mit einer ausgiebigen <text:span text:style-name="T1">Legende</text:span> versehen. Im besten Fall ist ihre Dokumentation auch verständlich, wenn man nur ihre Bildunterschriften der Reihe nach liest. Machen sie <text:span text:style-name="T1">Fußnoten</text:span>, um Quellenangaben, Kommentare und Exkurse unterzubringen. <text:span text:style-name="T1">Die Form der Dokumentation ist frei!</text:span> Der Anspruch einer Thesis in einem künstlerisch orientierten Studium besteht darin, für die Thesis eine <text:span text:style-name="T1">angemessene Form</text:span> selbst bestimmen zu können. Die Form der Arbeit soll in Beziehung zum Inhalt stehen. Die Form ist gestalterischen und und <text:span text:style-name="T1">wissenschaftlichen Prinzipien</text:span> verpflichtet wie Lesbarkeit, Klarheit, Transparenz, Originalität. <text:span text:style-name="T1">Abbildungen</text:span> sind in der Arbeit grundsätzlich mit Legenden und Quellenangaben zu versehen, dekorative Bildformen verbieten sich grundsätzlich und sind sowohl ein Verstoß gegen das Prinzip wissenschaftlicher Präzision als auch gegen künstlerische Ökonomie. Text und Bildzitate sind als Zitate zu kennzeichnen und mit ausführlichen exakten Quellenangaben zu versehen. Für den Umfang der Arbeit gibt es keine Vorgaben. Üblich sind ca. 40 Seiten (bei wenigen kleineren Abbildungen) für einen Bachelorthesis und ca. 60 Seiten für eine Masterthesis. Die Abgabe erfolgt sowohl analog (gebunden) und digital (PDF). Abzugeben sind je eine Ausführung für den/die Prüfer und das Archiv zum Zeitpunkt, der im gelben Antragsdurchschlag vermerkt ist oder zum Zeitpunkt der genehmigten Verlängerung im Sekretariat Gestaltung.</text:p>
      <text:p text:style-name="Text_20_body"/>
      <text:list xml:id="list501762211" text:style-name="L40">
        <text:list-item>
          <text:p text:style-name="P31"><text:bookmark text:name="section-11"/><draw:frame draw:style-name="fr1" draw:name="Bild10" text:anchor-type="as-char" svg:width="0.041cm" svg:height="0.041cm" draw:z-index="9"><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11" text:style-name="Internet_20_link" text:visited-style-name="Visited_20_Internet_20_Link">Abgabe</text:a></text:h>
      <text:h text:style-name="Heading_20_5" text:outline-level="5">Thesis</text:h>
      <text:p text:style-name="Text_20_body">Bitte geben sie folgende Exemplare zum offiziellen individuellen Abgabetermin im Sekretariat Gestaltung gegen Unterschrift ab:</text:p>
      <text:list xml:id="list1938244626" text:style-name="L41">
        <text:list-item>
          <text:p text:style-name="P60">ein gedrucktes Exemplar für den Erstprüfer incl. digitalem Format per Stick oder CD/DVD im Format PDF-X3</text:p>
        </text:list-item>
        <text:list-item>
          <text:p text:style-name="P60"><text:soft-page-break/>ein gedrucktes Exemplar für den Zweitbetreuer incl. digitalem Format per Stick oder CD/DVD im Format PDF-X3</text:p>
        </text:list-item>
        <text:list-item>
          <text:p text:style-name="P60">ein gedrucktes Exemplar für das Archiv incl. digitalem Format per Stick oder CD/DVD im Format PDF-X3</text:p>
        </text:list-item>
        <text:list-item>
          <text:p text:style-name="P32">auf Daten-CD/Stick ein Pressetext mit Pressebildern</text:p>
        </text:list-item>
      </text:list>
      <text:h text:style-name="Heading_20_5" text:outline-level="5"/>
      <text:h text:style-name="Heading_20_5" text:outline-level="5">Werkstück</text:h>
      <text:p text:style-name="Text_20_body">auf Daten-DVD mit Source-Dateien (3D-Daten), wenn nicht anders vereinbart:</text:p>
      <text:list xml:id="list2600001661" text:style-name="L42">
        <text:list-item>
          <text:p text:style-name="P61">Bewegtbild im H264-Codec</text:p>
        </text:list-item>
        <text:list-item>
          <text:p text:style-name="P61">3D-Daten im Format FBX mit inkludierten Texturen und Animationen</text:p>
        </text:list-item>
        <text:list-item>
          <text:p text:style-name="P61">Bilder im Format JPG, TARGA oder TIFF, hochauflösend für Print</text:p>
        </text:list-item>
        <text:list-item>
          <text:p text:style-name="P61">Texte und Layouts im Format PDF</text:p>
        </text:list-item>
        <text:list-item>
          <text:p text:style-name="P33">Das PDF der Dokumentation kann sich auf der DVD des Werkstücks befinden)</text:p>
        </text:list-item>
      </text:list>
      <text:list xml:id="list2924312691" text:style-name="L44">
        <text:list-item>
          <text:p text:style-name="P34"><text:bookmark text:name="section-12"/><draw:frame draw:style-name="fr1" draw:name="Bild11" text:anchor-type="as-char" svg:width="0.041cm" svg:height="0.041cm" draw:z-index="10"><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12" text:style-name="Internet_20_link" text:visited-style-name="Visited_20_Internet_20_Link">Bewertung</text:a></text:h>
      <text:h text:style-name="Heading_20_5" text:outline-level="5">Kriterien der Bewertung</text:h>
      <text:p text:style-name="Text_20_body">Bitte beachten sie hierzu auch den Abschnitt zu den Zielen.</text:p>
      <text:list xml:id="list1327654438" text:style-name="L45">
        <text:list-item>
          <text:p text:style-name="P62"><text:span text:style-name="T1">Anspruch</text:span>: Wurde eine das Fachgebiet erweiternde und gesellschaftlich relevante Herausforderung gewählt?</text:p>
        </text:list-item>
        <text:list-item>
          <text:p text:style-name="P62"><text:span text:style-name="T1">Originalität</text:span>: Wurde eine eigenständige und innovative Lösung für die Aufgabenstellung gefunden?</text:p>
        </text:list-item>
        <text:list-item>
          <text:p text:style-name="P62"><text:span text:style-name="T1">Gestalterisch-künstlerische Qualität</text:span>: Sind alle Teile der Arbeit konsistent und mit höchster formaler Sorgfalt gestaltet?</text:p>
        </text:list-item>
        <text:list-item>
          <text:p text:style-name="P62"><text:span text:style-name="T1">Methodische Stringenz</text:span>: Ist das Vorgehen angemessen und zielführend?</text:p>
        </text:list-item>
        <text:list-item>
          <text:p text:style-name="P62"><text:span text:style-name="T1">Wissenschaftlichkeit</text:span>: Sind Dokumentation und Präsentation argumentativ stringent und wissenschaftlich korrekt? Wurde sowohl historisch-kritisch als auch systematisch gearbeitet.</text:p>
        </text:list-item>
        <text:list-item>
          <text:p text:style-name="P62"><text:span text:style-name="T1">Lesbarkeit/Anschaulichkeit</text:span>: Sind Dokumentation und Präsentation verständlich, nachvollziehbar und evident?</text:p>
        </text:list-item>
        <text:list-item>
          <text:p text:style-name="P35"><text:span text:style-name="T1">Anwendungsbezug</text:span>: Wurden die gesellschaftlich-ethische Relevanz der Aufgabenstellung sowie ihre Folgen und Nebenfolgen erkannt? Wurde der Kontext der Aufgabenstellung und die Auswirkungen auf Nachbardisziplinen angemessen behandelt? Wurde die Anwendbarkeit bzw. künstlerische Autonomie der Lösung reflektiert?</text:p>
        </text:list-item>
      </text:list>
      <text:list xml:id="list3134780930" text:style-name="L47">
        <text:list-item>
          <text:p text:style-name="P36"><text:bookmark text:name="section-13"/><draw:frame draw:style-name="fr1" draw:name="Bild12" text:anchor-type="as-char" svg:width="0.041cm" svg:height="0.041cm" draw:z-index="11"><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13" text:style-name="Internet_20_link" text:visited-style-name="Visited_20_Internet_20_Link">Erstellungserklärung</text:a></text:h>
      <text:p text:style-name="Text_20_body">Bitte fügen sie ihrer Arbeit keine eidesstattliche Erklärung bei, sondern folgende Erstellungserklärung:</text:p>
      <text:p text:style-name="P37">Erstellungserklärung: Hiermit versichere ich, die eingereichte Abschlussarbeit selbstständig erstellt, wörtlich oder inhaltlich verwendete Quellen kenntlich gemacht und keine anderen als die <text:soft-page-break/>von mir angegebenen Quellen und Hilfsmittel benutzt zu haben. Ich erkläre weiterhin, die eingereichte Arbeit noch nicht veröffentlicht oder anderweitig als Abschlussarbeit eingereicht zu haben.</text:p>
      <text:p text:style-name="Text_20_body">Bitte beachten: https://www.hs-augsburg.de/medium/download/pruefungsamt/plagiate.pdf</text:p>
      <text:p text:style-name="Text_20_body"/>
      <text:list xml:id="list3934473028" text:style-name="L49">
        <text:list-item>
          <text:p text:style-name="P38"><text:bookmark text:name="section-14"/><draw:frame draw:style-name="fr1" draw:name="Bild13" text:anchor-type="as-char" svg:width="0.041cm" svg:height="0.041cm" draw:z-index="12"><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14" text:style-name="Internet_20_link" text:visited-style-name="Visited_20_Internet_20_Link">Präsentation</text:a></text:h>
      <text:p text:style-name="Text_20_body"><text:span text:style-name="T1">Fragen</text:span>: Was zeige ich, wie Stelle ich meine Arbeit sachlich, anschaulich und wirksam vor?</text:p>
      <text:p text:style-name="Text_20_body"><text:span text:style-name="T1">Ziel</text:span>: Eine Präsentation dramaturgisch aufbauen </text:p>
      <text:p text:style-name="Text_20_body">Die Präsentation ist ein wichtiger notenrelevanter Bestandteil der Abschlussarbeit und sollte sorgfältig vorbereitet werden. Üblicherweise wird die Arbeit in einer Beamerpräsentation entsprechend der Gliederung der Dokumentation vorgeführt. Dafür stehen ca. 20 Minuten zur Verfügung. Die Präsentationstermine werden von der Prüfungskommission bestimmt und kurz vorher bekannt gegeben.</text:p>
      <text:p text:style-name="Text_20_body">Halten sie unbedingt den Zeitrahmen von 20 Minuten ein, dies ist ein Qualitätskriterium!</text:p>
      <text:list xml:id="list2415207837" text:style-name="L51">
        <text:list-item>
          <text:p text:style-name="P39"><text:bookmark text:name="section-15"/><draw:frame draw:style-name="fr1" draw:name="Bild14" text:anchor-type="as-char" svg:width="0.041cm" svg:height="0.041cm" draw:z-index="13"><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15" text:style-name="Internet_20_link" text:visited-style-name="Visited_20_Internet_20_Link">Ausstellung auf der Werkschau</text:a></text:h>
      <text:p text:style-name="Text_20_body">Die Ausstellung und der Katalog dazu wird vom Werkschau-Team organisiert. Sie erhalten dazu e-mails an ihre Hochschulmailadresse vom Werkschauteam.</text:p>
      <text:list xml:id="list4155741291" text:style-name="L53">
        <text:list-item>
          <text:p text:style-name="P40"><text:bookmark text:name="section-16"/><draw:frame draw:style-name="fr1" draw:name="Bild15" text:anchor-type="as-char" svg:width="0.041cm" svg:height="0.041cm" draw:z-index="14"><draw:image xlink:href="Pictures/1000020000000001000000014E1E82D889500CB8.gif" xlink:type="simple" xlink:show="embed" xlink:actuate="onLoad"/></draw:frame></text:p>
        </text:list-item>
      </text:list>
      <text:h text:style-name="Heading_20_3" text:outline-level="3"><text:a xlink:type="simple" xlink:href="https://moodle.hs-augsburg.de/course/view.php?id=478#section-16" text:style-name="Internet_20_link" text:visited-style-name="Visited_20_Internet_20_Link">Beispiele für die Dokumentation</text:a></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03:29:04.856000000</meta:creation-date>
    <dc:date>2018-01-20T03:29:40.345000000</dc:date>
    <meta:editing-duration>PT37S</meta:editing-duration>
    <meta:editing-cycles>1</meta:editing-cycles>
    <meta:generator>LibreOffice/5.3.7.2$Windows_X86_64 LibreOffice_project/6b8ed514a9f8b44d37a1b96673cbbdd077e24059</meta:generator>
    <meta:document-statistic meta:table-count="0" meta:image-count="15" meta:object-count="0" meta:page-count="12" meta:paragraph-count="263" meta:word-count="3519" meta:character-count="25820" meta:non-whitespace-character-count="22692"/>
  </office:meta>
</office:document-meta>
</file>